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edd" officeooo:paragraph-rsid="001a0ed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a0edd" officeooo:paragraph-rsid="001a0edd" fo:background-color="#1e1e1e"/>
    </style:style>
    <style:style style:name="T1" style:family="text">
      <style:text-properties fo:color="#9cdcfe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officeooo:rsid="001bb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 add @angular/cli</text:p>
      <text:p text:style-name="P1">step by step-</text:p>
      <text:p text:style-name="P1"><text:span text:style-name="T4">1)</text:span>npm install --save @angular/service-worker</text:p>
      <text:p text:style-name="P1"><text:span text:style-name="T4">2)</text:span>modify angular.json, add 2 new lines at 39</text:p>
      <text:p text:style-name="P3"><text:span text:style-name="T1">"serviceWorker"</text:span>: <text:span text:style-name="T2">true</text:span>,</text:p>
      <text:p text:style-name="P2"><text:span text:style-name="T1">"ngswConfigPath"</text:span>: <text:span text:style-name="T3">"src/ngsw-consfig.json"</text:span>,</text:p>
      <text:p text:style-name="P1"/>
      <text:p text:style-name="P1"><text:span text:style-name="T4">2)</text:span>edit <text:span text:style-name="T4">ngsw-config.js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7:36:04.293743525</meta:creation-date>
    <meta:generator>LibreOffice/5.1.6.2$Linux_X86_64 LibreOffice_project/10m0$Build-2</meta:generator>
    <dc:date>2018-12-11T18:15:45.435600117</dc:date>
    <meta:editing-duration>PT18M43S</meta:editing-duration>
    <meta:editing-cycles>1</meta:editing-cycles>
    <meta:document-statistic meta:table-count="0" meta:image-count="0" meta:object-count="0" meta:page-count="1" meta:paragraph-count="7" meta:word-count="25" meta:character-count="207" meta:non-whitespace-character-count="190"/>
  </office:meta>
</office:document-meta>
</file>